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9-23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8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7-2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6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5-30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4-2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4-03-28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68" calcext:value-type="float">
            <text:p>-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12-2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11-2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10-2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9-27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8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7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6-2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5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4-2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3-03-3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12-1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11-22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10-2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09-26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08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664" calcext:value-type="float">
            <text:p>-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07-2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06-1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2-04-2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12-1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11-3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10-29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9-1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8-2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7-1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136" calcext:value-type="float">
            <text:p>-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6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8416" calcext:value-type="float">
            <text:p>-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5-2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1336" calcext:value-type="float">
            <text:p>-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4-1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3-2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2-24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1-01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12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11-1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10-1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9-1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3392" calcext:value-type="float">
            <text:p>-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8-2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4624" calcext:value-type="float">
            <text:p>-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7-1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6-2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5-2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4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5176" calcext:value-type="float">
            <text:p>-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3-2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20-02-2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12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11-2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9-1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156" calcext:value-type="float">
            <text:p>-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8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7-1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6-1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5-1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4-1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9-03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12-13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11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10-10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9-1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8-1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784" calcext:value-type="float">
            <text:p>-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7-1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6-11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5-1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4-1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3-1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664" calcext:value-type="float">
            <text:p>-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8-01-0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11-10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10-11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03-1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02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7-01-1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6-12-1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6-10-24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6-09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9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8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6-2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5-2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4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3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4-02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11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9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8-2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7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6-1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5-2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3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3-02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10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09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08-2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06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05-2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2-02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10-1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8-2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7-2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6-21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5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944" calcext:value-type="float">
            <text:p>-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4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3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1-02-2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10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8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7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6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4-2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10-01-2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9-11-2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9-09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9-08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9-05-2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8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6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5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4-1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3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8-01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2432" calcext:value-type="float">
            <text:p>-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7-2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6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5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8216" calcext:value-type="float">
            <text:p>-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864" calcext:value-type="float">
            <text:p>-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7568" calcext:value-type="float">
            <text:p>-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200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528" calcext:value-type="float">
            <text:p>-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344" calcext:value-type="float">
            <text:p>-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9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15106013001</text:p>
          </table:table-cell>
          <table:table-cell office:value-type="string" calcext:value-type="string">
            <text:p>196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1" meta:object-count="0"/>
    <meta:user-defined meta:name="AppVersion">3.0</meta:user-defined>
  </office:meta>
</office:document-meta>
</file>